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5680" draw:style-name="a0" draw:name="Image3" text:anchor-type="paragraph" svg:x="0in" svg:y="0in" svg:width="0.0161in" svg:height="0.0161in" style:rel-width="scale" style:rel-height="scale"><draw:image xlink:href="media/image1.png" xlink:type="simple" xlink:show="embed" xlink:actuate="onLoad"/><svg:title/><svg:desc/></draw:frame><draw:frame draw:z-index="251658752" draw:style-name="a1" draw:name="Image2" text:anchor-type="paragraph" svg:x="0in" svg:y="0in" svg:width="0.0161in" svg:height="0.0161in" style:rel-width="scale" style:rel-height="scale"><draw:image xlink:href="media/image1.png" xlink:type="simple" xlink:show="embed" xlink:actuate="onLoad"/><svg:title/><svg:desc/></draw:frame><draw:frame draw:z-index="251659776" draw:style-name="a2" draw:name="Image1" text:anchor-type="paragraph" svg:x="0in" svg:y="0in" svg:width="0.0161in" svg:height="0.0161in" style:rel-width="scale" style:rel-height="scale"><draw:image xlink:href="media/image1.png" xlink:type="simple" xlink:show="embed" xlink:actuate="onLoad"/><svg:title/><svg:desc/></draw:frame><draw:frame draw:style-name="a3" draw:name="Picture 106185510" text:anchor-type="as-char" svg:x="0in" svg:y="0in" svg:width="4.1875in" svg:height="5.44715in" style:rel-width="scale" style:rel-height="scale"><draw:image xlink:href="media/image2.png" xlink:type="simple" xlink:show="embed" xlink:actuate="onLoad"/><svg:title/><svg:desc/></draw:frame></text:p>
      <text:p text:style-name="Standard"><draw:frame draw:style-name="a4" draw:name="Picture 1514600069" text:anchor-type="as-char" svg:x="0in" svg:y="0in" svg:width="7.26667in" svg:height="1.1354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28</dc:creator>
    <meta:creation-date>2020-01-09T16:16:00Z</meta:creation-date>
    <dc:date>2020-01-09T16:16:00Z</dc:date>
    <meta:template xlink:href="Normal.dotm" xlink:type="simple"/>
    <meta:editing-cycles>3</meta:editing-cycles>
    <meta:editing-duration>PT0S</meta:editing-duration>
    <meta:document-statistic meta:page-count="1" meta:paragraph-count="1" meta:word-count="1" meta:character-count="6" meta:row-count="1" meta:non-whitespace-character-count="6"/>
  </office:meta>
</office:document-meta>
</file>